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style:line-height-at-least="0.1563in" fo:text-align="start" style:justify-single-word="false" fo:widows="1" fo:text-indent="0in" style:auto-text-indent="false"/>
    </style:style>
    <style:style style:name="P2" style:family="paragraph" style:parent-style-name="Standard">
      <style:paragraph-properties fo:margin-left="0in" fo:margin-right="0in" style:line-height-at-least="0.1563in" fo:text-align="center" style:justify-single-word="false" fo:widows="1" fo:text-indent="0in" style:auto-text-indent="false"/>
    </style:style>
    <style:style style:name="P3" style:family="paragraph" style:parent-style-name="Standard">
      <style:paragraph-properties fo:margin-left="0in" fo:margin-right="0in" style:line-height-at-least="0.1563in" fo:text-align="start" style:justify-single-word="false" fo:widows="1" fo:text-indent="0in" style:auto-text-indent="false"/>
      <style:text-properties fo:font-weight="bold" style:font-weight-asian="bold" style:font-weight-complex="bold"/>
    </style:style>
    <style:style style:name="P4" style:family="paragraph" style:parent-style-name="Standard">
      <style:paragraph-properties fo:margin-left="0in" fo:margin-right="0in" style:line-height-at-least="0.1563in" fo:text-align="center" style:justify-single-word="false" fo:widows="1" fo:text-indent="0in" style:auto-text-indent="false"/>
      <style:text-properties fo:font-size="15pt" fo:font-weight="bold" style:font-size-asian="15pt" style:font-weight-asian="bold" style:font-size-complex="15pt" style:font-weight-complex="bold"/>
    </style:style>
    <style:style style:name="P5" style:family="paragraph" style:parent-style-name="Standard">
      <style:paragraph-properties fo:margin-left="0in" fo:margin-right="0in" style:line-height-at-least="0.1563in" fo:text-align="start" style:justify-single-word="false" fo:widows="1" fo:text-indent="0in" style:auto-text-indent="false"/>
      <style:text-properties fo:font-weight="normal" style:font-weight-asian="normal" style:font-weight-complex="normal"/>
    </style:style>
    <style:style style:name="P6" style:family="paragraph" style:parent-style-name="Standard">
      <style:paragraph-properties fo:margin-left="0in" fo:margin-right="0in" style:line-height-at-least="0.1563in" fo:text-align="start" style:justify-single-word="false" fo:widows="1" fo:text-indent="0in" style:auto-text-indent="false"/>
      <style:text-properties fo:font-weight="normal" style:font-weight-asian="normal" style:font-weight-complex="normal"/>
    </style:style>
    <style:style style:name="P7" style:family="paragraph" style:parent-style-name="Standard">
      <style:paragraph-properties fo:margin-left="0in" fo:margin-right="0in" style:line-height-at-least="0.1563in" fo:text-align="start" style:justify-single-word="false" fo:widows="1" fo:text-indent="0in" style:auto-text-indent="false"/>
      <style:text-properties fo:font-weight="bold" style:font-weight-asian="bold" style:font-weight-complex="bold"/>
    </style:style>
    <style:style style:name="T1"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fo:text-indent="-0.25in" fo:margin-left="-0.25in"/>
        </style:list-level-properties>
      </text:list-level-style-bullet>
      <text:list-level-style-bullet text:level="4" text:style-name="Bullet_20_Symbols" text:bullet-char="–">
        <style:list-level-properties text:list-level-position-and-space-mode="label-alignment">
          <style:list-level-label-alignment text:label-followed-by="listtab" fo:text-indent="-0.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4">COMPTE-RENDU</text:p>
      <text:p text:style-name="P4">Réunion n°6 – 3/05</text:p>
      <text:p text:style-name="P1"/>
      <text:p text:style-name="P2">Projet de dévellopement informatique : MusiCore – Projet 22</text:p>
      <text:p text:style-name="P1"/>
      <text:p text:style-name="P1">Encadrant : François Trahay</text:p>
      <text:p text:style-name="P1"/>
      <text:p text:style-name="P1">Présent :</text:p>
      <text:p text:style-name="P1">Bettini Aurélien</text:p>
      <text:p text:style-name="P1">Plichart Victor</text:p>
      <text:p text:style-name="P1">Villedieu Anaïs</text:p>
      <text:p text:style-name="P1">Vurli Constantin</text:p>
      <text:p text:style-name="P1"/>
      <text:p text:style-name="P3">TRAVAIL EFFECTUE</text:p>
      <text:p text:style-name="P3"/>
      <text:p text:style-name="P5"><text:tab/>• Analyse :</text:p>
      <text:p text:style-name="P5">Analyse des fréquences finies : chaque morceau voit une tonalité lui être attribuée, selon les gammes classiques (la 440 etc...), la qualité du résultat varie énormément avec la musique utilisée.</text:p>
      <text:p text:style-name="P5">Si il s'agit de musique attonale, il est inutilisable, mais dans d'autre cas il est exact. Les cas limites de bon fonctionnement son quand la tonalité relative est détectée plutot que la tonalité principale, mais dans ce cas, la valeur trouver est toujours bonne pour le tri.</text:p>
      <text:p text:style-name="P5"/>
      <text:p text:style-name="P5"><text:tab/>• UI :</text:p>
      <text:p text:style-name="P5">Une fenêtre permet de parcourir ses fichiers pour sélectionner ses musiques, la suivante est celle qui affiche la playlist finale, ainsi que les informations complémentaires obtenues par l'analyse (BPM et harmonique). Les morceaux selectionnés vont être croisés avec la base de donnée pour accélerer le processus.</text:p>
      <text:p text:style-name="P5"/>
      <text:p text:style-name="P5"><text:tab/>• Tri :</text:p>
      <text:p text:style-name="P5">La solution trouvée pour gérer les problèmes de tri selon 2 attributs est un tri “génétique”. Il s'agit d'une solution approchée, qui est trouvée par un calcul de solutions, puis une notation des solutions trouvées. Les meilleures solutions peuvent être coupées puis recolées pour en obtenir des proches d'un résultat parfait. 500 solutions aléatoires testées donne un résultat limite, qui n'évolue plus, mais pour une rapidié d'execution plus grande, un test sur 100 solutions va être utilisé</text:p>
      <text:p text:style-name="P5"/>
      <text:p text:style-name="P3">TRAVAIL A FAIRE</text:p>
      <text:p text:style-name="P3"/>
      <text:p text:style-name="P3"><text:tab/><text:span text:style-name="T1">• Analyse :</text:span></text:p>
      <text:p text:style-name="P3"><text:span text:style-name="T1">Essayer de rafiner la qualité du résultat harmonique, problématique : trop peu de recherche dans le milieu donc une quantitée massive de travail pas forcément enviseagable pour l'ampleur du projet.</text:span></text:p>
      <text:p text:style-name="P3"><text:span text:style-name="T1">Exploiter l'algorithme d'analyse pour voir si il peut être utilisé pour détecter les genre de musique.</text:span></text:p>
      <text:p text:style-name="P3"><text:span text:style-name="T1"/></text:p>
      <text:p text:style-name="P3"><text:tab/><text:span text:style-name="T1">• UI :</text:span></text:p>
      <text:p text:style-name="P5">Possibilité d'éditer le fichier mp3 et de rajouter le nom de l'artiste et de l'album. Faire un lecteur de musique.</text:p>
      <text:p text:style-name="P5">Utiliser un lecteur type vlc pour gérer les flux.</text:p>
      <text:p text:style-name="P5"><text:soft-page-break/></text:p>
      <text:p text:style-name="P5"><text:tab/>• Tri :</text:p>
      <text:p text:style-name="P5">Débeuguer le code actuel et tester son execution pour voir si cette solution est celle que nous choisirons.</text:p>
      <text:p text:style-name="P5"/>
      <text:p text:style-name="P5"><text:tab/>• Sortie :</text:p>
      <text:p text:style-name="P5">Générer un fichier mp3 contenant la playlist avec des transitions à l'aide de Pydub.</text:p>
      <text:p text:style-name="P5"/>
      <text:p text:style-name="P3">LIVRABLE FINAL</text:p>
      <text:p text:style-name="P5">20min de présentation</text:p>
      <text:p text:style-name="P5">10min démo</text:p>
      <text:p text:style-name="P5">15min questions</text:p>
      <text:p text:style-name="P3"/>
      <text:p text:style-name="P5">A faire seulement si il nous reste du temps :</text:p>
      <text:p text:style-name="P5">-le fichier mp3</text:p>
      <text:p text:style-name="P5">-le lecteur</text:p>
      <text:p text:style-name="P5">-correction minutieuse d'erreur</text:p>
      <text:p text:style-name="P5"/>
      <text:p text:style-name="P5">Pour le rapport :</text:p>
      <text:p text:style-name="P5">-reprendre le CdC et expliquer ce qui a été fait et comment cela a été fait, ainsi que ce qui n'a pas été fait et pourquoi</text:p>
      <text:p text:style-name="P5">-justifier la forme du code, le choix de python et des librairies</text:p>
      <text:p text:style-name="P5"/>
      <text:p text:style-name="P5">Pour la soutenance :</text:p>
      <text:p text:style-name="P5">-la démo peut-être faite sur le PC d'Aurélien (qui a déjà tout installé)</text:p>
      <text:p text:style-name="P5">-faire une démo d'une playlist sera déjà prête pour éviter de devoir attendre, et une démo en temps réel sur une playlist très cour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aïs Villedieu</meta:initial-creator>
    <meta:creation-date>2016-03-03T18:29:48.66</meta:creation-date>
    <dc:date>2016-05-08T02:50:16.25</dc:date>
    <dc:creator>Anaïs Villedieu</dc:creator>
    <meta:editing-duration>PT18H48M49S</meta:editing-duration>
    <meta:editing-cycles>9</meta:editing-cycles>
    <meta:generator>OpenOffice/4.1.1$Win32 OpenOffice.org_project/411m6$Build-9775</meta:generator>
    <meta:document-statistic meta:table-count="0" meta:image-count="0" meta:object-count="0" meta:page-count="2" meta:paragraph-count="42" meta:word-count="471" meta:character-count="2803"/>
  </office:meta>
</office:document-meta>
</file>